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186" officeooo:paragraph-rsid="001d2186"/>
    </style:style>
    <style:style style:name="P2" style:family="paragraph" style:parent-style-name="Standard">
      <style:paragraph-properties fo:text-align="start" style:justify-single-word="false"/>
      <style:text-properties officeooo:rsid="001d2186" officeooo:paragraph-rsid="001d2186"/>
    </style:style>
    <style:style style:name="P3" style:family="paragraph" style:parent-style-name="Standard">
      <style:text-properties officeooo:rsid="001e36c6" officeooo:paragraph-rsid="001e36c6"/>
    </style:style>
    <style:style style:name="P4" style:family="paragraph" style:parent-style-name="Standard">
      <style:text-properties fo:font-weight="bold" officeooo:rsid="001e9add" officeooo:paragraph-rsid="001e9add" style:font-weight-asian="bold" style:font-weight-complex="bold"/>
    </style:style>
    <style:style style:name="P5" style:family="paragraph" style:parent-style-name="Standard">
      <style:text-properties fo:font-weight="bold" officeooo:rsid="001e9add" officeooo:paragraph-rsid="0020d402" style:font-weight-asian="bold" style:font-weight-complex="bold"/>
    </style:style>
    <style:style style:name="P6" style:family="paragraph" style:parent-style-name="Standard">
      <style:text-properties fo:font-weight="bold" officeooo:rsid="001e9add" officeooo:paragraph-rsid="0021f479" style:font-weight-asian="bold" style:font-weight-complex="bold"/>
    </style:style>
    <style:style style:name="P7" style:family="paragraph" style:parent-style-name="Standard">
      <style:text-properties fo:font-weight="bold" officeooo:rsid="001e9add" officeooo:paragraph-rsid="0023984d" style:font-weight-asian="bold" style:font-weight-complex="bold"/>
    </style:style>
    <style:style style:name="P8" style:family="paragraph" style:parent-style-name="Standard">
      <style:text-properties fo:font-weight="bold" officeooo:rsid="001e9add" officeooo:paragraph-rsid="002ef08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9add" officeooo:paragraph-rsid="002ef085" style:font-weight-asian="bold" style:font-weight-complex="bold"/>
    </style:style>
    <style:style style:name="P10" style:family="paragraph" style:parent-style-name="Standard">
      <style:text-properties officeooo:rsid="001e9add" officeooo:paragraph-rsid="001e9ad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e36c6" officeooo:paragraph-rsid="001e36c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weight="normal" officeooo:rsid="001e9add" officeooo:paragraph-rsid="001e9add" style:font-weight-asian="normal" style:font-weight-complex="normal"/>
    </style:style>
    <style:style style:name="P13" style:family="paragraph" style:parent-style-name="Standard">
      <style:text-properties fo:font-weight="normal" officeooo:rsid="001e9add" officeooo:paragraph-rsid="0020d402" style:font-weight-asian="normal" style:font-weight-complex="normal"/>
    </style:style>
    <style:style style:name="P14" style:family="paragraph" style:parent-style-name="Standard">
      <style:text-properties fo:font-weight="normal" officeooo:rsid="0021f479" officeooo:paragraph-rsid="0021f479" style:font-weight-asian="normal" style:font-weight-complex="normal"/>
    </style:style>
    <style:style style:name="P15" style:family="paragraph" style:parent-style-name="Standard">
      <style:text-properties officeooo:rsid="0020d402" officeooo:paragraph-rsid="0020d402"/>
    </style:style>
    <style:style style:name="P16" style:family="paragraph" style:parent-style-name="Standard">
      <style:text-properties officeooo:rsid="0020d402" officeooo:paragraph-rsid="0023984d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ab2ad" officeooo:paragraph-rsid="002ab2a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1d2186" officeooo:paragraph-rsid="001d2186"/>
    </style:style>
    <style:style style:name="P19" style:family="paragraph" style:parent-style-name="Standard" style:list-style-name="List_20_1">
      <style:text-properties officeooo:paragraph-rsid="001e9add"/>
    </style:style>
    <style:style style:name="P20" style:family="paragraph" style:parent-style-name="Standard" style:list-style-name="List_20_1">
      <style:text-properties officeooo:paragraph-rsid="0023984d"/>
    </style:style>
    <style:style style:name="P21" style:family="paragraph" style:parent-style-name="Standard" style:list-style-name="List_20_1">
      <style:text-properties officeooo:paragraph-rsid="002449ac"/>
    </style:style>
    <style:style style:name="P22" style:family="paragraph" style:parent-style-name="Standard" style:list-style-name="List_20_1">
      <style:text-properties officeooo:paragraph-rsid="00261e3c"/>
    </style:style>
    <style:style style:name="P23" style:family="paragraph" style:parent-style-name="Standard" style:list-style-name="List_20_1">
      <style:paragraph-properties fo:text-align="start" style:justify-single-word="false"/>
      <style:text-properties officeooo:rsid="001d2186" officeooo:paragraph-rsid="001d2186"/>
    </style:style>
    <style:style style:name="P24" style:family="paragraph" style:parent-style-name="Standard" style:list-style-name="List_20_1">
      <style:paragraph-properties fo:text-align="start" style:justify-single-word="false"/>
      <style:text-properties officeooo:rsid="0020d402" officeooo:paragraph-rsid="001d2186"/>
    </style:style>
    <style:style style:name="P25" style:family="paragraph" style:parent-style-name="Standard" style:list-style-name="List_20_1">
      <style:text-properties officeooo:rsid="0020d402" officeooo:paragraph-rsid="0023984d"/>
    </style:style>
    <style:style style:name="P26" style:family="paragraph" style:parent-style-name="Standard" style:list-style-name="List_20_1">
      <style:text-properties officeooo:rsid="0020d402" officeooo:paragraph-rsid="0020d402"/>
    </style:style>
    <style:style style:name="P27" style:family="paragraph" style:parent-style-name="Standard" style:list-style-name="List_20_1">
      <style:paragraph-properties fo:text-align="start" style:justify-single-word="false"/>
      <style:text-properties officeooo:rsid="001dd0ee" officeooo:paragraph-rsid="001dd0ee"/>
    </style:style>
    <style:style style:name="P28" style:family="paragraph" style:parent-style-name="Standard" style:list-style-name="List_20_1">
      <style:paragraph-properties fo:text-align="start" style:justify-single-word="false"/>
      <style:text-properties officeooo:rsid="001e36c6" officeooo:paragraph-rsid="001e36c6"/>
    </style:style>
    <style:style style:name="P29" style:family="paragraph" style:parent-style-name="Standard" style:list-style-name="List_20_1">
      <style:paragraph-properties fo:text-align="start" style:justify-single-word="false"/>
      <style:text-properties officeooo:rsid="0021f479" officeooo:paragraph-rsid="001e36c6"/>
    </style:style>
    <style:style style:name="P30" style:family="paragraph" style:parent-style-name="Standard" style:list-style-name="List_20_1">
      <style:text-properties officeooo:rsid="0021f479" officeooo:paragraph-rsid="002449ac"/>
    </style:style>
    <style:style style:name="P31" style:family="paragraph" style:parent-style-name="Standard" style:list-style-name="List_20_1">
      <style:text-properties officeooo:rsid="0021f479" officeooo:paragraph-rsid="00261e3c"/>
    </style:style>
    <style:style style:name="P32" style:family="paragraph" style:parent-style-name="Standard" style:list-style-name="List_20_1">
      <style:text-properties fo:font-weight="normal" officeooo:rsid="001e9add" officeooo:paragraph-rsid="0023984d" style:font-weight-asian="normal" style:font-weight-complex="normal"/>
    </style:style>
    <style:style style:name="P33" style:family="paragraph" style:parent-style-name="Standard" style:list-style-name="List_20_1">
      <style:text-properties fo:font-weight="normal" officeooo:rsid="001e9add" officeooo:paragraph-rsid="00261e3c" style:font-weight-asian="normal" style:font-weight-complex="normal"/>
    </style:style>
    <style:style style:name="P34" style:family="paragraph" style:parent-style-name="Standard" style:list-style-name="List_20_1">
      <style:text-properties fo:font-weight="normal" officeooo:rsid="001e9add" officeooo:paragraph-rsid="0023c754" style:font-weight-asian="normal" style:font-weight-complex="normal"/>
    </style:style>
    <style:style style:name="P35" style:family="paragraph" style:parent-style-name="Standard" style:list-style-name="List_20_1">
      <style:text-properties fo:font-weight="normal" officeooo:rsid="0023984d" officeooo:paragraph-rsid="0026a464" style:font-weight-asian="normal" style:font-weight-complex="normal"/>
    </style:style>
    <style:style style:name="P36" style:family="paragraph" style:parent-style-name="Standard" style:list-style-name="List_20_1">
      <style:text-properties fo:font-weight="normal" officeooo:rsid="0020d402" officeooo:paragraph-rsid="0023984d" style:font-weight-asian="normal" style:font-weight-complex="normal"/>
    </style:style>
    <style:style style:name="P37" style:family="paragraph" style:parent-style-name="Standard" style:list-style-name="List_20_1">
      <style:text-properties fo:font-weight="normal" officeooo:rsid="0020d402" officeooo:paragraph-rsid="0020d402" style:font-weight-asian="normal" style:font-weight-complex="normal"/>
    </style:style>
    <style:style style:name="P38" style:family="paragraph" style:parent-style-name="Standard" style:list-style-name="List_20_1">
      <style:text-properties fo:font-weight="normal" officeooo:rsid="00261e3c" officeooo:paragraph-rsid="00261e3c" style:font-weight-asian="normal" style:font-weight-complex="normal"/>
    </style:style>
    <style:style style:name="P39" style:family="paragraph" style:parent-style-name="Standard">
      <style:text-properties fo:font-weight="normal" officeooo:rsid="0026a464" officeooo:paragraph-rsid="0023984d" style:font-weight-asian="normal" style:font-weight-complex="normal"/>
    </style:style>
    <style:style style:name="P40" style:family="paragraph" style:parent-style-name="Standard">
      <style:text-properties fo:font-weight="normal" officeooo:rsid="0026a464" officeooo:paragraph-rsid="00309555" style:font-weight-asian="normal" style:font-weight-complex="normal"/>
    </style:style>
    <style:style style:name="P41" style:family="paragraph" style:parent-style-name="Standard" style:list-style-name="List_20_1">
      <style:text-properties officeooo:rsid="00261e3c" officeooo:paragraph-rsid="00261e3c"/>
    </style:style>
    <style:style style:name="P42" style:family="paragraph" style:parent-style-name="Standard" style:list-style-name="List_20_1">
      <style:text-properties officeooo:rsid="001e9add" officeooo:paragraph-rsid="00261e3c"/>
    </style:style>
    <style:style style:name="P43" style:family="paragraph" style:parent-style-name="Standard" style:list-style-name="List_20_1">
      <style:text-properties officeooo:rsid="0023984d" officeooo:paragraph-rsid="0023984d"/>
    </style:style>
    <style:style style:name="P44" style:family="paragraph" style:parent-style-name="Standard" style:list-style-name="List_20_1">
      <style:text-properties officeooo:rsid="0023984d" officeooo:paragraph-rsid="00261e3c"/>
    </style:style>
    <style:style style:name="P45" style:family="paragraph" style:parent-style-name="Standard" style:list-style-name="List_20_1">
      <style:text-properties officeooo:rsid="0023984d" officeooo:paragraph-rsid="00309555"/>
    </style:style>
    <style:style style:name="P46" style:family="paragraph" style:parent-style-name="Standard">
      <style:text-properties officeooo:rsid="0023984d" officeooo:paragraph-rsid="0023984d"/>
    </style:style>
    <style:style style:name="P47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a0179" officeooo:paragraph-rsid="002a0179"/>
    </style:style>
    <style:style style:name="P48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a0179" officeooo:paragraph-rsid="002d477a"/>
    </style:style>
    <style:style style:name="P49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d477a" officeooo:paragraph-rsid="002d477a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officeooo:rsid="002d477a" officeooo:paragraph-rsid="002d477a"/>
    </style:style>
    <style:style style:name="P51" style:family="paragraph" style:parent-style-name="Standard" style:list-style-name="List_20_1">
      <style:paragraph-properties fo:text-align="start" style:justify-single-word="false"/>
      <style:text-properties style:use-window-font-color="true" loext:opacity="0%" fo:font-weight="normal" officeooo:rsid="002ab2ad" officeooo:paragraph-rsid="002ab2ad" style:font-weight-asian="normal" style:font-weight-complex="normal"/>
    </style:style>
    <style:style style:name="P52" style:family="paragraph" style:parent-style-name="Standard">
      <style:text-properties fo:font-weight="bold" officeooo:rsid="001e9add" officeooo:paragraph-rsid="00309555" style:font-weight-asian="bold" style:font-weight-complex="bold"/>
    </style:style>
    <style:style style:name="P53" style:family="paragraph" style:parent-style-name="Standard" style:list-style-name="List_20_1">
      <style:text-properties officeooo:rsid="00333dde" officeooo:paragraph-rsid="00333dd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9add" style:font-weight-asian="normal" style:font-weight-complex="normal"/>
    </style:style>
    <style:style style:name="T4" style:family="text">
      <style:text-properties fo:font-weight="normal" officeooo:rsid="0023984d" style:font-weight-asian="normal" style:font-weight-complex="normal"/>
    </style:style>
    <style:style style:name="T5" style:family="text">
      <style:text-properties fo:font-weight="normal" officeooo:rsid="0023c754" style:font-weight-asian="normal" style:font-weight-complex="normal"/>
    </style:style>
    <style:style style:name="T6" style:family="text">
      <style:text-properties fo:font-weight="normal" officeooo:rsid="00261e3c" style:font-weight-asian="normal" style:font-weight-complex="normal"/>
    </style:style>
    <style:style style:name="T7" style:family="text">
      <style:text-properties fo:font-weight="normal" officeooo:rsid="0026a464" style:font-weight-asian="normal" style:font-weight-complex="normal"/>
    </style:style>
    <style:style style:name="T8" style:family="text">
      <style:text-properties fo:font-weight="normal" officeooo:rsid="0028e115" style:font-weight-asian="normal" style:font-weight-complex="normal"/>
    </style:style>
    <style:style style:name="T9" style:family="text">
      <style:text-properties fo:font-weight="normal" officeooo:rsid="00309555" style:font-weight-asian="normal" style:font-weight-complex="normal"/>
    </style:style>
    <style:style style:name="T10" style:family="text">
      <style:text-properties fo:font-weight="normal" officeooo:rsid="00333dde" style:font-weight-asian="normal" style:font-weight-complex="normal"/>
    </style:style>
    <style:style style:name="T11" style:family="text">
      <style:text-properties officeooo:rsid="0020d402"/>
    </style:style>
    <style:style style:name="T12" style:family="text">
      <style:text-properties officeooo:rsid="0021f479"/>
    </style:style>
    <style:style style:name="T13" style:family="text">
      <style:text-properties officeooo:rsid="0023984d"/>
    </style:style>
    <style:style style:name="T14" style:family="text">
      <style:text-properties officeooo:rsid="0023c754"/>
    </style:style>
    <style:style style:name="T15" style:family="text">
      <style:text-properties officeooo:rsid="00261e3c"/>
    </style:style>
    <style:style style:name="T16" style:family="text">
      <style:text-properties officeooo:rsid="0026a464"/>
    </style:style>
    <style:style style:name="T17" style:family="text">
      <style:text-properties officeooo:rsid="002833e7"/>
    </style:style>
    <style:style style:name="T18" style:family="text">
      <style:text-properties officeooo:rsid="0028e115"/>
    </style:style>
    <style:style style:name="T19" style:family="text">
      <style:text-properties officeooo:rsid="002a0179"/>
    </style:style>
    <style:style style:name="T20" style:family="text">
      <style:text-properties fo:font-size="15pt" fo:font-weight="bold" officeooo:rsid="002a0179" style:font-size-asian="15pt" style:font-weight-asian="bold" style:font-size-complex="15pt" style:font-weight-complex="bold"/>
    </style:style>
    <style:style style:name="T21" style:family="text">
      <style:text-properties officeooo:rsid="002c1d0f"/>
    </style:style>
    <style:style style:name="T22" style:family="text">
      <style:text-properties officeooo:rsid="002d477a"/>
    </style:style>
    <style:style style:name="T23" style:family="text">
      <style:text-properties officeooo:rsid="001e36c6"/>
    </style:style>
    <style:style style:name="T24" style:family="text">
      <style:text-properties officeooo:rsid="002f2f10"/>
    </style:style>
    <style:style style:name="T25" style:family="text">
      <style:text-properties officeooo:rsid="00309555"/>
    </style:style>
    <style:style style:name="T26" style:family="text">
      <style:text-properties officeooo:rsid="0031cf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e des données</text:span> </text:p>
      <text:p text:style-name="P2"/>
      <text:list xml:id="list2711969301" text:style-name="List_20_1">
        <text:list-item>
          <text:p text:style-name="P23">Fournisseur (constructeur, importateur)</text:p>
        </text:list-item>
        <text:list-item>
          <text:p text:style-name="P23">Catégorie</text:p>
        </text:list-item>
        <text:list-item>
          <text:p text:style-name="P23">Sous catégorie</text:p>
        </text:list-item>
        <text:list-item>
          <text:p text:style-name="P24">Stock</text:p>
        </text:list-item>
        <text:list-item>
          <text:p text:style-name="P23">Libellé court </text:p>
        </text:list-item>
        <text:list-item>
          <text:p text:style-name="P23">Libellé Long, Description</text:p>
        </text:list-item>
        <text:list-item>
          <text:p text:style-name="P23">Référence fournisseur</text:p>
        </text:list-item>
        <text:list-item>
          <text:p text:style-name="P23">Prix d’achat </text:p>
        </text:list-item>
        <text:list-item>
          <text:p text:style-name="P23">Photo</text:p>
        </text:list-item>
        <text:list-item>
          <text:p text:style-name="P23">Catalogue de produit</text:p>
        </text:list-item>
        <text:list-item>
          <text:p text:style-name="P23">Produit actif à la vente ou non</text:p>
        </text:list-item>
        <text:list-item>
          <text:p text:style-name="P23">Prix de vente HTT</text:p>
        </text:list-item>
        <text:list-item>
          <text:p text:style-name="P27">Commercial </text:p>
        </text:list-item>
        <text:list-item>
          <text:p text:style-name="P27">Clients particuliers</text:p>
        </text:list-item>
        <text:list-item>
          <text:p text:style-name="P27">Clients professionnels<text:span text:style-name="T23"> </text:span></text:p>
        </text:list-item>
        <text:list-item>
          <text:p text:style-name="P28">Noté le paiement en différé ou non </text:p>
        </text:list-item>
        <text:list-item>
          <text:p text:style-name="P28">Commande</text:p>
        </text:list-item>
        <text:list-item>
          <text:p text:style-name="P28">Référence Client</text:p>
        </text:list-item>
        <text:list-item>
          <text:p text:style-name="P29">Réduction prix </text:p>
        </text:list-item>
      </text:list>
      <text:p text:style-name="P3"/>
      <text:p text:style-name="P11">Table</text:p>
      <text:p text:style-name="P3"/>
      <text:p text:style-name="P10"><text:tab/> </text:p>
      <text:p text:style-name="P10"/>
      <text:p text:style-name="P4"><text:tab/>Client<text:span text:style-name="T22">s</text:span> </text:p>
      <text:p text:style-name="P4"/>
      <text:list xml:id="list145657830172391" text:continue-numbering="true" text:style-name="List_20_1">
        <text:list-item>
          <text:p text:style-name="P19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32">Prénom <text:span text:style-name="T13">(VARCHAR 25 </text:span><text:span text:style-name="T16">NOT NUL</text:span><text:span text:style-name="T13">)</text:span></text:p>
        </text:list-item>
        <text:list-item>
          <text:p text:style-name="P32">Référence <text:span text:style-name="T13">(VARCHAR 50 </text:span><text:span text:style-name="T16">NOT NUL</text:span><text:span text:style-name="T13"> </text:span><text:span text:style-name="T16">UNIQUE</text:span><text:span text:style-name="T13">)</text:span></text:p>
        </text:list-item>
        <text:list-item>
          <text:p text:style-name="P33">Type <text:span text:style-name="T14">(</text:span><text:span text:style-name="T15">VARCHAR 50 </text:span><text:span text:style-name="T16">NOT NUL</text:span><text:span text:style-name="T14">)</text:span></text:p>
        </text:list-item>
        <text:list-item>
          <text:p text:style-name="P35"><text:span text:style-name="T16">Coéficients</text:span> <text:span text:style-name="T15">(DEC </text:span><text:span text:style-name="T17">3</text:span><text:span text:style-name="T15">,2 </text:span><text:span text:style-name="T16">NOT NUL</text:span><text:span text:style-name="T15">)</text:span></text:p>
        </text:list-item>
      </text:list>
      <text:p text:style-name="P12"/>
      <text:p text:style-name="P12"/>
      <text:p text:style-name="P5"><text:tab/><text:span text:style-name="T11">Produit</text:span><text:span text:style-name="T22">s</text:span> </text:p>
      <text:p text:style-name="P5"/>
      <text:list xml:id="list145658857267677" text:continue-numbering="true" text:style-name="List_20_1">
        <text:list-item>
          <text:p text:style-name="P20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25"><text:span text:style-name="T3">P</text:span><text:span text:style-name="T2">hoto </text:span><text:span text:style-name="T4">(VARCHAR 100 N</text:span><text:span text:style-name="T7">OT NUL</text:span><text:span text:style-name="T4">)</text:span></text:p>
        </text:list-item>
        <text:list-item>
          <text:p text:style-name="P26"><text:span text:style-name="T2">Prix d’achat </text:span><text:span text:style-name="T4">(dec 6,2 </text:span><text:span text:style-name="T7">NOT NUL</text:span><text:span text:style-name="T4">)</text:span></text:p>
        </text:list-item>
        <text:list-item>
          <text:p text:style-name="P36">Prix HTT <text:span text:style-name="T13">(dec 6,2 </text:span><text:span text:style-name="T16">NOT NUL</text:span><text:span text:style-name="T13">)</text:span></text:p>
        </text:list-item>
        <text:list-item>
          <text:p text:style-name="P34">Référence <text:span text:style-name="T13">(VARCHAR 50 </text:span><text:span text:style-name="T16">NOT NUL UNIQUE</text:span><text:span text:style-name="T13">)</text:span></text:p>
        </text:list-item>
        <text:list-item>
          <text:p text:style-name="P38">Référence fournisseur <text:span text:style-name="T13">(VARCHAR 50 </text:span><text:span text:style-name="T18">NOT NUL</text:span><text:span text:style-name="T13"> </text:span><text:span text:style-name="T16">UNIQUE</text:span><text:span text:style-name="T13">)</text:span></text:p>
        </text:list-item>
        <text:list-item>
          <text:p text:style-name="P37">Stock <text:span text:style-name="T14">(INT </text:span><text:span text:style-name="T16">NOT NUL</text:span><text:span text:style-name="T14">)</text:span></text:p>
        </text:list-item>
        <text:list-item>
          <text:p text:style-name="P37">Libellé court <text:span text:style-name="T14">(VARCHAR 255)</text:span></text:p>
        </text:list-item>
        <text:list-item>
          <text:p text:style-name="P37">Libellé long <text:span text:style-name="T14">(TEXT)</text:span></text:p>
        </text:list-item>
        <text:list-item>
          <text:p text:style-name="P37">Validité <text:span text:style-name="T14">(</text:span><text:span text:style-name="T18">LOGIGAL</text:span><text:span text:style-name="T15"> </text:span><text:span text:style-name="T16">NOT NUL</text:span><text:span text:style-name="T14">)</text:span></text:p>
        </text:list-item>
      </text:list>
      <text:p text:style-name="P13"><text:s/></text:p>
      <text:p text:style-name="P13"/>
      <text:p text:style-name="P8"><text:tab/></text:p>
      <text:p text:style-name="P8"/>
      <text:p text:style-name="P8"/>
      <text:p text:style-name="P9"><text:soft-page-break/><text:span text:style-name="T12"><text:tab/>Fournisseur</text:span><text:span text:style-name="T22">s</text:span> </text:p>
      <text:p text:style-name="P6"/>
      <text:list xml:id="list145658803188335" text:continue-numbering="true" text:style-name="List_20_1">
        <text:list-item>
          <text:p text:style-name="P21"><text:span text:style-name="T3">Nom </text:span><text:span text:style-name="T5">(VARCHAR 25 </text:span><text:span text:style-name="T7">NOT NUL</text:span><text:span text:style-name="T5">)</text:span></text:p>
        </text:list-item>
        <text:list-item>
          <text:p text:style-name="P30"><text:span text:style-name="T2">Référence </text:span><text:span text:style-name="T4">(VARCHAR 50 </text:span><text:span text:style-name="T7">NOT NUL UNIQUE</text:span><text:span text:style-name="T4">)</text:span></text:p>
        </text:list-item>
        <text:list-item>
          <text:p text:style-name="P41"><text:span text:style-name="T4">T</text:span><text:span text:style-name="T2">ype (VARCHAR 25 </text:span><text:span text:style-name="T8">NOT NUL</text:span><text:span text:style-name="T2">)</text:span></text:p>
        </text:list-item>
      </text:list>
      <text:p text:style-name="P10"><text:s/></text:p>
      <text:p text:style-name="P10"/>
      <text:p text:style-name="P10"/>
      <text:p text:style-name="P6"><text:span text:style-name="T12"><text:tab/>Catégorie</text:span><text:span text:style-name="T22">s</text:span> </text:p>
      <text:p text:style-name="P6"/>
      <text:list xml:id="list145659379992737" text:continue-numbering="true" text:style-name="List_20_1">
        <text:list-item>
          <text:p text:style-name="P22"><text:span text:style-name="T3">Nom </text:span><text:span text:style-name="T6">(VARCHAR 25 </text:span><text:span text:style-name="T7">NOT NUL</text:span><text:span text:style-name="T6">)</text:span></text:p>
        </text:list-item>
      </text:list>
      <text:p text:style-name="P14"/>
      <text:p text:style-name="P14"/>
      <text:p text:style-name="P6"><text:span text:style-name="T12"><text:tab/>Sous-Catégorie</text:span><text:span text:style-name="T22">s</text:span> </text:p>
      <text:p text:style-name="P6"/>
      <text:list xml:id="list145659710379349" text:continue-numbering="true" text:style-name="List_20_1">
        <text:list-item>
          <text:p text:style-name="P42"><text:span text:style-name="T2">Nom </text:span><text:span text:style-name="T6">(VARCHAR 25 </text:span><text:span text:style-name="T7">NOT NUL</text:span><text:span text:style-name="T6">)</text:span></text:p>
        </text:list-item>
      </text:list>
      <text:p text:style-name="P10"/>
      <text:p text:style-name="P15"/>
      <text:p text:style-name="P6"><text:span text:style-name="T12"><text:tab/>Commercia</text:span><text:span text:style-name="T22">ux</text:span></text:p>
      <text:p text:style-name="P6"/>
      <text:list xml:id="list145659700842737" text:continue-numbering="true" text:style-name="List_20_1">
        <text:list-item>
          <text:p text:style-name="P42"><text:span text:style-name="T2">Nom </text:span><text:span text:style-name="T6">(VARCHAR 25 </text:span><text:span text:style-name="T7">NOT NUL</text:span><text:span text:style-name="T6">)</text:span></text:p>
        </text:list-item>
        <text:list-item>
          <text:p text:style-name="P31"><text:span text:style-name="T2">Prénom </text:span><text:span text:style-name="T6">(VARCHAR 25 </text:span><text:span text:style-name="T7">NOT NUL</text:span><text:span text:style-name="T6">)</text:span></text:p>
        </text:list-item>
        <text:list-item>
          <text:p text:style-name="P31"><text:span text:style-name="T2">Type de client </text:span><text:span text:style-name="T5">(</text:span><text:span text:style-name="T6">VARCHAR 25 </text:span><text:span text:style-name="T7">NOT NUL</text:span><text:span text:style-name="T5">)</text:span></text:p>
        </text:list-item>
      </text:list>
      <text:p text:style-name="P15"><text:s/></text:p>
      <text:p text:style-name="P10"/>
      <text:p text:style-name="P7"><text:span text:style-name="T12"><text:tab/></text:span><text:span text:style-name="T13">Commande</text:span><text:span text:style-name="T22">s</text:span> </text:p>
      <text:p text:style-name="P39"/>
      <text:list xml:id="list145657857574945" text:continue-numbering="true" text:style-name="List_20_1">
        <text:list-item>
          <text:p text:style-name="P43"><text:span text:style-name="T2">Adresse de facturation </text:span><text:span text:style-name="T6">(VARCHAR 80 </text:span><text:span text:style-name="T7">NOT NUL</text:span><text:span text:style-name="T6">)</text:span></text:p>
        </text:list-item>
        <text:list-item>
          <text:p text:style-name="P53"><text:span text:style-name="T6">D</text:span><text:span text:style-name="T2">ata de livraison (DATE)</text:span></text:p>
        </text:list-item>
        <text:list-item>
          <text:p text:style-name="P53"><text:span text:style-name="T2">Référence (VARCHAR 50)</text:span></text:p>
        </text:list-item>
        <text:list-item>
          <text:p text:style-name="P44"><text:span text:style-name="T2">Adresse de livraison </text:span><text:span text:style-name="T6">(VARCHAR 80 </text:span><text:span text:style-name="T7">NOT NUL</text:span><text:span text:style-name="T6">)</text:span></text:p>
        </text:list-item>
        <text:list-item>
          <text:p text:style-name="P43"><text:span text:style-name="T2">Suivi de commande </text:span><text:span text:style-name="T6">(VARCHAR 25 </text:span><text:span text:style-name="T7">NOT NUL</text:span><text:span text:style-name="T6">)</text:span></text:p>
        </text:list-item>
      </text:list>
      <text:p text:style-name="P46"><text:span text:style-name="T6"/></text:p>
      <text:p text:style-name="P52"><text:span text:style-name="T12"><text:tab/></text:span><text:span text:style-name="T25">Facturation</text:span> </text:p>
      <text:p text:style-name="P40"/>
      <text:list xml:id="list145659395375511" text:continue-numbering="true" text:style-name="List_20_1">
        <text:list-item>
          <text:p text:style-name="P45"><text:span text:style-name="T9">Référence </text:span><text:span text:style-name="T6">(VARCHAR 80 </text:span><text:span text:style-name="T7">NOT NUL</text:span><text:span text:style-name="T6">)</text:span></text:p>
        </text:list-item>
        <text:list-item>
          <text:p text:style-name="P45"><text:span text:style-name="T10">Réglement</text:span><text:span text:style-name="T2"> </text:span><text:span text:style-name="T6">(</text:span><text:span text:style-name="T10">LOGICAL<text:tab/></text:span><text:span text:style-name="T6">)</text:span></text:p>
          <text:p text:style-name="P45"><text:span text:style-name="T6"/></text:p>
        </text:list-item>
      </text:list>
      <text:p text:style-name="P16"><text:s/></text:p>
      <text:p text:style-name="P1"><text:s/><text:span text:style-name="T20">Relation</text:span><text:span text:style-name="T19"> </text:span></text:p>
      <text:p text:style-name="P1"/>
      <text:p text:style-name="P1"/>
      <text:p text:style-name="P18"/>
      <text:list xml:id="list145659211181894" text:continue-numbering="true" text:style-name="List_20_1">
        <text:list-item>
          <text:p text:style-name="P47">Lien de «Produit<text:span text:style-name="T22">s</text:span> » à « Catégorie<text:span text:style-name="T22">s</text:span> »</text:p>
        </text:list-item>
        <text:list-item>
          <text:p text:style-name="P47">Lien de « Produit<text:span text:style-name="T22">s</text:span> » à « Commande<text:span text:style-name="T22">s</text:span> » </text:p>
        </text:list-item>
        <text:list-item>
          <text:p text:style-name="P47">Lien de « Produit<text:span text:style-name="T22">s</text:span> » à « Fournisseur<text:span text:style-name="T22">s</text:span> »</text:p>
        </text:list-item>
        <text:list-item>
          <text:p text:style-name="P47">Lien de « <text:span text:style-name="T26">Commandes </text:span>» à « <text:span text:style-name="T26">Facturation</text:span> »</text:p>
        </text:list-item>
        <text:list-item>
          <text:p text:style-name="P48">Lien de « <text:span text:style-name="T22">Catégorie </text:span>» à « Sous-Catégorie<text:span text:style-name="T22">s</text:span> » </text:p>
        </text:list-item>
        <text:list-item>
          <text:p text:style-name="P47">Lien de « Commerci<text:span text:style-name="T22">aux</text:span> » à « Client<text:span text:style-name="T22">s</text:span> »</text:p>
        </text:list-item>
        <text:list-item>
          <text:p text:style-name="P49">Lien de « Clients » à « Commandes »</text:p>
          <text:p text:style-name="P49"/>
        </text:list-item>
      </text:list>
      <text:p text:style-name="P50"/>
      <text:list xml:id="list145658275256985" text:continue-numbering="true" text:style-name="List_20_1">
        <text:list-header>
          <text:p text:style-name="P47"><text:soft-page-break/></text:p>
        </text:list-header>
      </text:list>
      <text:p text:style-name="P17">Ordre de création des tables </text:p>
      <text:p text:style-name="P17"/>
      <text:p text:style-name="P17"/>
      <text:list xml:id="list145657959368277" text:continue-numbering="true" text:style-name="List_20_1">
        <text:list-item>
          <text:p text:style-name="P51">Fournisseurs &gt; Catégorie &gt; Sous catégorie &gt; Produit &gt; Commerciaux &gt; <text:span text:style-name="T21">Clients &gt; <text:s/>...</text:span></text:p>
        </text:list-item>
        <text:list-item>
          <text:p text:style-name="P51"><text:span text:style-name="T24"><text:s/>… &gt; Commande </text:span>&gt; <text:span text:style-name="T24">Facturation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4:56:57.562000000</dc:date>
    <meta:editing-duration>PT51M13S</meta:editing-duration>
    <meta:editing-cycles>12</meta:editing-cycles>
    <meta:generator>LibreOffice/7.2.3.2$Windows_X86_64 LibreOffice_project/d166454616c1632304285822f9c83ce2e660fd92</meta:generator>
    <meta:document-statistic meta:table-count="0" meta:image-count="0" meta:object-count="0" meta:page-count="3" meta:paragraph-count="79" meta:word-count="363" meta:character-count="1809" meta:non-whitespace-character-count="1541"/>
  </office:meta>
</office:document-meta>
</file>